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7700000071E36441DA44FAE149.jpg" manifest:media-type="image/jpeg"/>
  <manifest:file-entry manifest:full-path="styles.xml" manifest:media-type="text/xml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9" manifest:media-type="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3" manifest:media-type="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4" manifest:media-type=""/>
  <manifest:file-entry manifest:full-path="ObjectReplacements/Object 9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Configurations2/" manifest:media-type="application/vnd.sun.xml.ui.configuration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28pt" fo:font-weight="bold" officeooo:rsid="000bb938" officeooo:paragraph-rsid="000bb938" style:font-size-asian="28pt" style:font-weight-asian="bold" style:font-size-complex="28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d8b89" officeooo:paragraph-rsid="002481ff" style:font-size-asian="11pt" style:font-weight-asian="bold" style:font-name-complex="Calibri1" style:font-size-complex="11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17d07b" officeooo:paragraph-rsid="002481ff" style:font-size-asian="11pt" style:font-weight-asian="normal" style:font-name-complex="Calibri1" style:font-size-complex="11pt" style:font-weight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17d07b" officeooo:paragraph-rsid="002481ff" style:font-size-asian="11pt" style:font-weight-asian="normal" style:font-name-complex="Calibri1" style:font-size-complex="11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style="normal" fo:font-weight="normal" officeooo:rsid="0017d07b" officeooo:paragraph-rsid="002481ff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style="normal" fo:font-weight="normal" officeooo:rsid="00262098" officeooo:paragraph-rsid="00262098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2pt" fo:font-style="normal" fo:font-weight="normal" officeooo:rsid="00152d54" officeooo:paragraph-rsid="002481ff" style:font-name-asian="Calibri1" style:font-size-asian="10.5pt" style:language-asian="fr" style:country-asian="FR" style:font-style-asian="normal" style:font-weight-asian="normal" style:font-name-complex="Ubuntu" style:font-size-complex="12pt" style:font-style-complex="normal" style:font-weight-complex="normal"/>
    </style:style>
    <style:style style:name="P11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officeooo:rsid="001f3e1e" officeooo:paragraph-rsid="002b8274" style:font-name-complex="Calibri1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officeooo:rsid="001f3e1e" officeooo:paragraph-rsid="0031a083" style:font-name-complex="Calibri1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officeooo:rsid="001f3e1e" officeooo:paragraph-rsid="0034e85e" style:font-name-complex="Calibri1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officeooo:rsid="0017d07b" officeooo:paragraph-rsid="0031a083" style:font-name-complex="Calibri1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17d07b" officeooo:paragraph-rsid="0035d434" style:font-name-complex="Calibri1"/>
    </style:style>
    <style:style style:name="P18" style:family="paragraph" style:parent-style-name="Standard" style:list-style-name="L1">
      <style:text-properties style:font-name="Liberation Serif" officeooo:rsid="0017d07b" officeooo:paragraph-rsid="0031a083" style:font-name-complex="Calibri1"/>
    </style:style>
    <style:style style:name="P19" style:family="paragraph" style:parent-style-name="Standard" style:list-style-name="L1">
      <style:text-properties style:font-name="Liberation Serif" officeooo:rsid="0017d07b" officeooo:paragraph-rsid="0035d434" style:font-name-complex="Calibri1"/>
    </style:style>
    <style:style style:name="P20" style:family="paragraph" style:parent-style-name="Standard" style:list-style-name="L1">
      <style:text-properties style:font-name="Liberation Serif" officeooo:rsid="0017d07b" officeooo:paragraph-rsid="003765b3" style:font-name-complex="Calibri1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officeooo:rsid="00245a90" officeooo:paragraph-rsid="001f59b9" style:font-name-complex="Calibri1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officeooo:rsid="00245a90" officeooo:paragraph-rsid="002b8274" style:font-name-complex="Calibri1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officeooo:rsid="00191e56" officeooo:paragraph-rsid="00283dae" style:font-name-complex="Calibri1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officeooo:rsid="00191e56" officeooo:paragraph-rsid="002f3679" style:font-name-complex="Calibri1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Liberation Serif" officeooo:rsid="00191e56" officeooo:paragraph-rsid="001f59b9" style:font-name-complex="Calibri1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officeooo:rsid="00191e56" officeooo:paragraph-rsid="0031108d" style:font-name-complex="Calibri1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2a5739" officeooo:paragraph-rsid="002a5739" style:font-name-complex="Calibri1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officeooo:rsid="002a5739" officeooo:paragraph-rsid="002b8274" style:font-name-complex="Calibri1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officeooo:rsid="002b8274" officeooo:paragraph-rsid="002b8274" style:font-name-complex="Calibri1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Liberation Serif" officeooo:rsid="002d95b8" officeooo:paragraph-rsid="002d95b8" style:font-name-complex="Calibri1"/>
    </style:style>
    <style:style style:name="P3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0d8b89" officeooo:paragraph-rsid="001f59b9" style:font-name-complex="Calibri1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31108d" officeooo:paragraph-rsid="0031108d" style:font-name-complex="Calibri1"/>
    </style:style>
    <style:style style:name="P33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officeooo:rsid="0034e85e" officeooo:paragraph-rsid="0034e85e" style:font-name-complex="Calibri1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tyle="normal" officeooo:rsid="001f3e1e" officeooo:paragraph-rsid="001f59b9" style:font-style-asian="normal" style:font-name-complex="Calibri1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tyle="normal" officeooo:rsid="0017d07b" officeooo:paragraph-rsid="001f59b9" style:font-style-asian="normal" style:font-name-complex="Calibri1" style:font-style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185986" officeooo:paragraph-rsid="00283da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1f59b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2f367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1f59b9" officeooo:paragraph-rsid="0031108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00c3e" officeooo:paragraph-rsid="00200c3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style="normal" fo:font-weight="normal" officeooo:rsid="00200c3e" officeooo:paragraph-rsid="00200c3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2f3679" style:font-size-asian="10.5pt" style:font-weight-asian="normal" style:font-name-complex="Calibri1" style:font-size-complex="12pt" style:font-weight-complex="normal"/>
    </style:style>
    <style:style style:name="P43" style:family="paragraph" style:parent-style-name="Standard" style:list-style-name="L1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f59b9" officeooo:paragraph-rsid="0031108d" style:font-size-asian="10.5pt" style:font-weight-asian="normal" style:font-name-complex="Calibri1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00c3e" officeooo:paragraph-rsid="0031108d" style:font-size-asian="10.5pt" style:font-weight-asian="normal" style:font-name-complex="Calibri1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00c3e" officeooo:paragraph-rsid="0026b27e" style:font-size-asian="10.5pt" style:font-weight-asian="normal" style:font-name-complex="Calibri1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1108d" officeooo:paragraph-rsid="0031108d" style:font-size-asian="10.5pt" style:font-weight-asian="normal" style:font-name-complex="Calibri1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3765b3" style:font-size-asian="10.5pt" style:font-weight-asian="normal" style:font-name-complex="Calibri1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3765b3" officeooo:paragraph-rsid="003765b3" style:font-size-asian="10.5pt" style:font-weight-asian="normal" style:font-name-complex="Calibri1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62098" officeooo:paragraph-rsid="002a5739" style:font-size-asian="12pt" style:font-weight-asian="normal" style:font-name-complex="Calibri1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a5739" officeooo:paragraph-rsid="002a5739" style:font-size-asian="12pt" style:font-weight-asian="normal" style:font-name-complex="Calibri1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2b8274" officeooo:paragraph-rsid="002b8274" style:font-size-asian="12pt" style:font-weight-asian="normal" style:font-name-complex="Calibri1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17d07b" officeooo:paragraph-rsid="0031a083" style:font-size-asian="12pt" style:font-weight-asian="normal" style:font-name-complex="Calibri1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481ff" officeooo:paragraph-rsid="002481ff" style:font-size-asian="11pt" style:font-weight-asian="normal" style:font-name-complex="Calibri1" style:font-size-complex="11pt" style:font-weight-complex="normal"/>
    </style:style>
    <style:style style:name="P54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2098" style:font-size-asian="11pt" style:font-weight-asian="normal" style:font-name-complex="Calibri1" style:font-size-complex="11pt" style:font-weight-complex="normal"/>
    </style:style>
    <style:style style:name="P55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b27e" style:font-size-asian="11pt" style:font-weight-asian="normal" style:font-name-complex="Calibri1" style:font-size-complex="11pt" style:font-weight-complex="normal"/>
    </style:style>
    <style:style style:name="P56" style:family="paragraph" style:parent-style-name="Standard" style:list-style-name="L2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262098" officeooo:paragraph-rsid="00262098" style:font-size-asian="11pt" style:font-weight-asian="normal" style:font-name-complex="Calibri1" style:font-size-complex="11pt" style:font-weight-complex="normal"/>
    </style:style>
    <style:style style:name="P57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weight="normal" officeooo:rsid="0017d07b" officeooo:paragraph-rsid="002481ff" style:font-size-asian="11pt" style:font-weight-asian="normal" style:font-name-complex="Calibri1" style:font-size-complex="11pt" style:font-weight-complex="normal"/>
    </style:style>
    <style:style style:name="P58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style="normal" fo:font-weight="normal" officeooo:rsid="002481ff" officeooo:paragraph-rsid="002481ff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59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style="normal" fo:font-weight="normal" officeooo:rsid="00262098" officeooo:paragraph-rsid="00262098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60" style:family="paragraph" style:parent-style-name="Standard" style:list-style-name="L2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style="normal" fo:font-weight="normal" officeooo:rsid="00262098" officeooo:paragraph-rsid="00262098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61" style:family="paragraph" style:parent-style-name="Standard" style:list-style-name="L2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font-name="Liberation Serif" fo:font-size="11pt" fo:font-style="normal" fo:font-weight="normal" officeooo:rsid="0026b27e" officeooo:paragraph-rsid="0026b27e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>
        <style:tab-stops>
          <style:tab-stop style:position="16.828cm" style:type="right"/>
        </style:tab-stops>
      </style:paragraph-properties>
      <style:text-properties style:text-position="0% 100%" style:font-name="Liberation Serif" fo:font-size="10pt" fo:font-style="italic" fo:font-weight="normal" officeooo:rsid="00152d54" officeooo:paragraph-rsid="00200c3e" style:font-name-asian="Calibri1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P63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officeooo:rsid="002a5739" officeooo:paragraph-rsid="002a5739" style:font-size-asian="24pt" style:font-weight-asian="bold" style:font-size-complex="24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bb938" style:font-weight-asian="bold"/>
    </style:style>
    <style:style style:name="T4" style:family="text">
      <style:text-properties fo:font-weight="bold" officeooo:rsid="002a5739" style:font-weight-asian="bold"/>
    </style:style>
    <style:style style:name="T5" style:family="text">
      <style:text-properties officeooo:rsid="000bb93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1e56" style:font-style-asian="normal" style:font-style-complex="normal"/>
    </style:style>
    <style:style style:name="T8" style:family="text">
      <style:text-properties fo:font-style="normal" officeooo:rsid="002481ff" style:font-style-asian="normal" style:font-style-complex="normal"/>
    </style:style>
    <style:style style:name="T9" style:family="text">
      <style:text-properties fo:font-style="normal" officeooo:rsid="0026b27e" style:font-style-asian="normal" style:font-style-complex="normal"/>
    </style:style>
    <style:style style:name="T10" style:family="text">
      <style:text-properties fo:font-style="normal" officeooo:rsid="002a5739" style:font-style-asian="normal" style:font-style-complex="normal"/>
    </style:style>
    <style:style style:name="T11" style:family="text">
      <style:text-properties fo:font-style="normal" officeooo:rsid="002b8274" style:font-style-asian="normal" style:font-style-complex="normal"/>
    </style:style>
    <style:style style:name="T12" style:family="text">
      <style:text-properties fo:font-style="normal" officeooo:rsid="002cfe23" style:font-style-asian="normal" style:font-style-complex="normal"/>
    </style:style>
    <style:style style:name="T13" style:family="text">
      <style:text-properties fo:font-style="normal" officeooo:rsid="00200c3e" style:font-style-asian="normal" style:font-style-complex="normal"/>
    </style:style>
    <style:style style:name="T14" style:family="text">
      <style:text-properties fo:font-style="normal" officeooo:rsid="0031108d" style:font-style-asian="normal" style:font-style-complex="normal"/>
    </style:style>
    <style:style style:name="T15" style:family="text">
      <style:text-properties fo:font-style="normal" officeooo:rsid="0017d07b" style:font-style-asian="normal" style:font-style-complex="normal"/>
    </style:style>
    <style:style style:name="T16" style:family="text">
      <style:text-properties style:text-position="0% 100%" fo:font-style="normal" style:text-underline-style="solid" style:text-underline-width="auto" style:text-underline-color="font-color" officeooo:rsid="001e7e10" style:font-name-asian="Calibri1" style:language-asian="fr" style:country-asian="FR" style:font-style-asian="normal" style:font-name-complex="Ubuntu" style:font-style-complex="normal"/>
    </style:style>
    <style:style style:name="T17" style:family="text">
      <style:text-properties style:text-position="0% 100%" fo:font-style="normal" style:text-underline-style="solid" style:text-underline-width="auto" style:text-underline-color="font-color" officeooo:rsid="002481ff" style:font-name-asian="Calibri1" style:language-asian="fr" style:country-asian="FR" style:font-style-asian="normal" style:font-name-complex="Ubuntu" style:font-style-complex="normal"/>
    </style:style>
    <style:style style:name="T18" style:family="text">
      <style:text-properties style:text-position="0% 100%" fo:font-style="normal" officeooo:rsid="001e7e10" style:font-name-asian="Calibri1" style:language-asian="fr" style:country-asian="FR" style:font-style-asian="normal" style:font-name-complex="Ubuntu" style:font-style-complex="normal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26b27e" style:font-style-asian="normal" style:font-style-complex="normal"/>
    </style:style>
    <style:style style:name="T21" style:family="text">
      <style:text-properties style:text-position="0% 100%" fo:font-style="normal" officeooo:rsid="0037b5a9" style:font-style-asian="normal" style:font-style-complex="normal"/>
    </style:style>
    <style:style style:name="T22" style:family="text">
      <style:text-properties style:text-position="0% 100%" fo:font-size="10pt" fo:font-style="italic" fo:font-weight="normal" officeooo:rsid="00152d54" style:font-name-asian="Calibri1" style:font-size-asian="10pt" style:language-asian="fr" style:country-asian="FR" style:font-style-asian="italic" style:font-weight-asian="normal" style:font-name-complex="Ubuntu" style:font-size-complex="10pt" style:font-style-complex="italic" style:font-weight-complex="normal"/>
    </style:style>
    <style:style style:name="T23" style:family="text">
      <style:text-properties style:text-position="0% 100%" fo:font-size="11pt" fo:font-style="normal" style:text-underline-style="solid" style:text-underline-width="auto" style:text-underline-color="font-color" fo:font-weight="bold" officeooo:rsid="001e7e10" style:font-name-asian="Calibri1" style:font-size-asian="11pt" style:language-asian="fr" style:country-asian="FR" style:font-style-asian="normal" style:font-weight-asian="bold" style:font-name-complex="Ubuntu" style:font-size-complex="11pt" style:font-style-complex="normal" style:font-weight-complex="bold"/>
    </style:style>
    <style:style style:name="T24" style:family="text">
      <style:text-properties style:text-position="0% 100%" fo:font-size="11pt" fo:font-style="normal" style:text-underline-style="solid" style:text-underline-width="auto" style:text-underline-color="font-color" fo:font-weight="bold" officeooo:rsid="0021ae4a" style:font-name-asian="Calibri1" style:font-size-asian="11pt" style:language-asian="fr" style:country-asian="FR" style:font-style-asian="normal" style:font-weight-asian="bold" style:font-name-complex="Ubuntu" style:font-size-complex="11pt" style:font-style-complex="normal" style:font-weight-complex="bold"/>
    </style:style>
    <style:style style:name="T25" style:family="text">
      <style:text-properties style:text-position="0% 100%" fo:font-size="11pt" fo:font-style="normal" fo:font-weight="bold" officeooo:rsid="001e7e10" style:font-name-asian="Calibri1" style:font-size-asian="11pt" style:language-asian="fr" style:country-asian="FR" style:font-style-asian="normal" style:font-weight-asian="bold" style:font-name-complex="Ubuntu" style:font-size-complex="11pt" style:font-style-complex="normal" style:font-weight-complex="bold"/>
    </style:style>
    <style:style style:name="T26" style:family="text">
      <style:text-properties officeooo:rsid="002481ff"/>
    </style:style>
    <style:style style:name="T27" style:family="text">
      <style:text-properties style:text-position="super 58%" fo:font-style="normal" style:font-style-asian="normal" style:font-style-complex="normal"/>
    </style:style>
    <style:style style:name="T28" style:family="text">
      <style:text-properties style:text-position="super 58%" fo:font-style="normal" officeooo:rsid="0026b27e" style:font-style-asian="normal" style:font-style-complex="normal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185986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1f59b9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f3679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00c3e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1108d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2b8274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officeooo:rsid="002a5739"/>
    </style:style>
    <style:style style:name="T37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BTS Blanc</text:p>
      <text:p text:style-name="P3">Mathématiques</text:p>
      <text:p text:style-name="P2"><text:tab/></text:p>
      <text:p text:style-name="P12">Durée : <text:span text:style-name="T5">1h 30min</text:span></text:p>
      <text:p text:style-name="P4"/>
      <text:p text:style-name="P31"><text:span text:style-name="T23">EXERCICE </text:span><text:span text:style-name="T24">1</text:span><text:span text:style-name="T25"> : </text:span><text:span text:style-name="T22">(10 points)</text:span></text:p>
      <text:p text:style-name="P31"><text:span text:style-name="T22"/></text:p>
      <text:list xml:id="list1922758984" text:style-name="L1">
        <text:list-item>
          <text:p text:style-name="P18"><text:span text:style-name="T36">Soit</text:span><draw:frame draw:style-name="fr2" draw:name="Object79" text:anchor-type="as-char" svg:y="-0.377cm" svg:width="0.404cm" svg:height="0.467cm" draw:z-index="39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6">la fonction </text:span>définie sur<draw:frame draw:style-name="fr2" draw:name="Object80" text:anchor-type="as-char" svg:y="-0.377cm" svg:width="1.545cm" svg:height="0.482cm" draw:z-index="40"><draw:object xlink:href="./Object 80" xlink:type="simple" xlink:show="embed" xlink:actuate="onLoad"/><draw:image xlink:href="./ObjectReplacements/Object 80" xlink:type="simple" xlink:show="embed" xlink:actuate="onLoad"/><svg:desc>formula</svg:desc></draw:frame>par :<draw:frame draw:style-name="fr2" draw:name="Object81" text:anchor-type="as-char" svg:y="-0.473cm" svg:width="3.895cm" svg:height="0.594cm" draw:z-index="41"><draw:object xlink:href="./Object 81" xlink:type="simple" xlink:show="embed" xlink:actuate="onLoad"/><draw:image xlink:href="./ObjectReplacements/Object 81" xlink:type="simple" xlink:show="embed" xlink:actuate="onLoad"/><svg:desc>formula</svg:desc></draw:frame>.</text:p>
          <text:p text:style-name="P14"><text:span text:style-name="T15">On note</text:span><text:span text:style-name="T15"><draw:frame draw:style-name="fr2" draw:name="Object78" text:anchor-type="as-char" svg:y="-0.377cm" svg:width="0.506cm" svg:height="0.467cm" draw:z-index="3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5">sa courbe représentative dans un repère orthogonal.</text:span></text:p>
          <text:p text:style-name="P14"><text:span text:style-name="T15"/></text:p>
          <text:p text:style-name="P14"><text:span text:style-name="T6"><draw:frame draw:style-name="fr2" draw:name="Object2" text:anchor-type="as-char" svg:y="-0.386cm" svg:width="1.782cm" svg:height="0.758cm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est égal à :</text:span></text:p>
          <text:p text:style-name="P13"><text:span text:style-name="T6">a</text:span><text:span text:style-name="T10">)</text:span><text:span text:style-name="T10"><draw:frame draw:style-name="fr2" draw:name="Object12" text:anchor-type="as-char" svg:y="-0.245cm" svg:width="0.79cm" svg:height="0.245cm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<text:tab/></text:span></text:p>
          <text:p text:style-name="P13"><text:span text:style-name="T10">b)</text:span><text:span text:style-name="T10"><draw:frame draw:style-name="fr2" draw:name="Object13" text:anchor-type="as-char" svg:y="-0.217cm" svg:width="0.868cm" svg:height="0.217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  <text:p text:style-name="P13"><text:span text:style-name="T10">c) 0</text:span></text:p>
          <text:p text:style-name="P34"/>
        </text:list-item>
        <text:list-item>
          <text:p text:style-name="P18"><text:span text:style-name="T36">Soit</text:span><draw:frame draw:style-name="fr2" draw:name="Object83" text:anchor-type="as-char" svg:y="-0.377cm" svg:width="0.404cm" svg:height="0.467cm" draw:z-index="44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36">la fonction </text:span>définie sur<draw:frame draw:style-name="fr2" draw:name="Object84" text:anchor-type="as-char" svg:y="-0.377cm" svg:width="1.545cm" svg:height="0.482cm" draw:z-index="45"><draw:object xlink:href="./Object 84" xlink:type="simple" xlink:show="embed" xlink:actuate="onLoad"/><draw:image xlink:href="./ObjectReplacements/Object 84" xlink:type="simple" xlink:show="embed" xlink:actuate="onLoad"/><svg:desc>formula</svg:desc></draw:frame>par :<draw:frame draw:style-name="fr2" draw:name="Object85" text:anchor-type="as-char" svg:y="-0.473cm" svg:width="3.895cm" svg:height="0.594cm" draw:z-index="46"><draw:object xlink:href="./Object 85" xlink:type="simple" xlink:show="embed" xlink:actuate="onLoad"/><draw:image xlink:href="./ObjectReplacements/Object 85" xlink:type="simple" xlink:show="embed" xlink:actuate="onLoad"/><svg:desc>formula</svg:desc></draw:frame>.</text:p>
          <text:p text:style-name="P16"><text:span text:style-name="T6">On note</text:span><text:span text:style-name="T6"><draw:frame draw:style-name="fr2" draw:name="Object82" text:anchor-type="as-char" svg:y="-0.377cm" svg:width="0.506cm" svg:height="0.467cm" draw:z-index="43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6">sa courbe représentative dans un repère orthogonal.</text:span></text:p>
          <text:p text:style-name="P16"><text:span text:style-name="T6"/></text:p>
          <text:p text:style-name="P27"><text:span text:style-name="T6">En</text:span><text:span text:style-name="T6"><draw:frame draw:style-name="fr2" draw:name="Object14" text:anchor-type="as-char" svg:y="-0.245cm" svg:width="0.79cm" svg:height="0.245cm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">, la courbe</text:span><text:span text:style-name="T6"><draw:frame draw:style-name="fr2" draw:name="Object55" text:anchor-type="as-char" svg:y="-0.377cm" svg:width="0.506cm" svg:height="0.467cm" draw:z-index="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6">admet une asymptote d’équation :</text:span></text:p>
          <text:p text:style-name="P28"><text:span text:style-name="T6">a)</text:span><text:span text:style-name="T6"><draw:frame draw:style-name="fr2" draw:name="Object56" text:anchor-type="as-char" svg:y="-0.377cm" svg:width="1.843cm" svg:height="0.467cm" draw:z-index="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6"><text:tab/></text:span></text:p>
          <text:p text:style-name="P28"><text:span text:style-name="T6">b)</text:span><text:span text:style-name="T6"><draw:frame draw:style-name="fr2" draw:name="Object57" text:anchor-type="as-char" svg:y="-0.377cm" svg:width="1.042cm" svg:height="0.467cm" draw:z-index="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6"><text:tab/></text:span></text:p>
          <text:p text:style-name="P28"><text:span text:style-name="T6">c)</text:span><text:span text:style-name="T6"><draw:frame draw:style-name="fr2" draw:name="Object58" text:anchor-type="as-char" svg:y="-0.377cm" svg:width="1.007cm" svg:height="0.467cm" draw:z-index="1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6"> </text:span></text:p>
          <text:p text:style-name="P34"/>
        </text:list-item>
        <text:list-item>
          <text:p text:style-name="P18"><text:span text:style-name="T36">Soit</text:span><draw:frame draw:style-name="fr2" draw:name="Object87" text:anchor-type="as-char" svg:y="-0.377cm" svg:width="0.404cm" svg:height="0.467cm" draw:z-index="48"><draw:object xlink:href="./Object 87" xlink:type="simple" xlink:show="embed" xlink:actuate="onLoad"/><draw:image xlink:href="./ObjectReplacements/Object 87" xlink:type="simple" xlink:show="embed" xlink:actuate="onLoad"/><svg:desc>formula</svg:desc></draw:frame><text:span text:style-name="T36">la fonction </text:span>définie sur<draw:frame draw:style-name="fr2" draw:name="Object88" text:anchor-type="as-char" svg:y="-0.377cm" svg:width="1.545cm" svg:height="0.482cm" draw:z-index="49"><draw:object xlink:href="./Object 88" xlink:type="simple" xlink:show="embed" xlink:actuate="onLoad"/><draw:image xlink:href="./ObjectReplacements/Object 88" xlink:type="simple" xlink:show="embed" xlink:actuate="onLoad"/><svg:desc>formula</svg:desc></draw:frame>par :<draw:frame draw:style-name="fr2" draw:name="Object89" text:anchor-type="as-char" svg:y="-0.473cm" svg:width="3.895cm" svg:height="0.594cm" draw:z-index="50"><draw:object xlink:href="./Object 89" xlink:type="simple" xlink:show="embed" xlink:actuate="onLoad"/><draw:image xlink:href="./ObjectReplacements/Object 89" xlink:type="simple" xlink:show="embed" xlink:actuate="onLoad"/><svg:desc>formula</svg:desc></draw:frame>.</text:p>
          <text:p text:style-name="P52"><text:span text:style-name="T11">On note</text:span><text:span text:style-name="T11"><draw:frame draw:style-name="fr2" draw:name="Object86" text:anchor-type="as-char" svg:y="-0.377cm" svg:width="0.506cm" svg:height="0.467cm" draw:z-index="47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1">sa courbe représentative dans un repère orthogonal.</text:span></text:p>
          <text:p text:style-name="P49"><text:span text:style-name="T11"/></text:p>
          <text:p text:style-name="P49"><text:span text:style-name="T11">L</text:span><text:span text:style-name="T6">a dérivée de</text:span><text:span text:style-name="T6"><draw:frame draw:style-name="fr2" draw:name="Object15" text:anchor-type="as-char" svg:y="-0.377cm" svg:width="0.404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0">est :</text:span></text:p>
          <text:p text:style-name="P50"><text:span text:style-name="T6">a)</text:span><text:span text:style-name="T6"><draw:frame draw:style-name="fr2" draw:name="Object16" text:anchor-type="as-char" svg:y="-0.473cm" svg:width="6.114cm" svg:height="0.594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text:p text:style-name="P51"><text:span text:style-name="T6">b)</text:span><text:span text:style-name="T6"><draw:frame draw:style-name="fr2" draw:name="Object17" text:anchor-type="as-char" svg:y="-0.473cm" svg:width="5.106cm" svg:height="0.594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<text:p text:style-name="P51"><text:span text:style-name="T6">c)</text:span><text:span text:style-name="T6"><draw:frame draw:style-name="fr2" draw:name="Object59" text:anchor-type="as-char" svg:y="-0.437cm" svg:width="6.359cm" svg:height="0.557cm" draw:z-index="14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text:p text:style-name="P34"/>
        </text:list-item>
        <text:list-item>
          <text:p text:style-name="P18"><text:span text:style-name="T36">Soit</text:span><draw:frame draw:style-name="fr2" draw:name="Object91" text:anchor-type="as-char" svg:y="-0.377cm" svg:width="0.404cm" svg:height="0.467cm" draw:z-index="52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36">la fonction </text:span>définie sur<draw:frame draw:style-name="fr2" draw:name="Object92" text:anchor-type="as-char" svg:y="-0.377cm" svg:width="1.545cm" svg:height="0.482cm" draw:z-index="53"><draw:object xlink:href="./Object 92" xlink:type="simple" xlink:show="embed" xlink:actuate="onLoad"/><draw:image xlink:href="./ObjectReplacements/Object 92" xlink:type="simple" xlink:show="embed" xlink:actuate="onLoad"/><svg:desc>formula</svg:desc></draw:frame>par :<draw:frame draw:style-name="fr2" draw:name="Object93" text:anchor-type="as-char" svg:y="-0.473cm" svg:width="3.895cm" svg:height="0.594cm" draw:z-index="54"><draw:object xlink:href="./Object 93" xlink:type="simple" xlink:show="embed" xlink:actuate="onLoad"/><draw:image xlink:href="./ObjectReplacements/Object 93" xlink:type="simple" xlink:show="embed" xlink:actuate="onLoad"/><svg:desc>formula</svg:desc></draw:frame>.</text:p>
          <text:p text:style-name="P16"><text:span text:style-name="T11">On note</text:span><text:span text:style-name="T11"><draw:frame draw:style-name="fr2" draw:name="Object90" text:anchor-type="as-char" svg:y="-0.377cm" svg:width="0.506cm" svg:height="0.467cm" draw:z-index="51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1">sa courbe représentative dans un repère orthogonal.</text:span></text:p>
          <text:p text:style-name="P22"><text:span text:style-name="T11"/></text:p>
          <text:p text:style-name="P22"><text:span text:style-name="T11">L</text:span><text:span text:style-name="T6">e signe de</text:span><text:span text:style-name="T6"><draw:frame draw:style-name="fr2" draw:name="Object18" text:anchor-type="as-char" svg:y="-0.386cm" svg:width="1.145cm" svg:height="0.508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sur</text:span><text:span text:style-name="T6"><draw:frame draw:style-name="fr2" draw:name="Object19" text:anchor-type="as-char" svg:y="-0.377cm" svg:width="1.482cm" svg:height="0.482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1">est :</text:span></text:p>
          <text:p text:style-name="P29"><text:span text:style-name="T6">a) </text:span><text:span text:style-name="T12">positif</text:span></text:p>
          <text:p text:style-name="P29"><text:span text:style-name="T6">b) </text:span><text:span text:style-name="T12">négatif</text:span></text:p>
          <text:p text:style-name="P34"/>
        </text:list-item>
        <text:list-item>
          <text:p text:style-name="P18"><text:span text:style-name="T36">Soit</text:span><draw:frame draw:style-name="fr2" draw:name="Object95" text:anchor-type="as-char" svg:y="-0.377cm" svg:width="0.404cm" svg:height="0.467cm" draw:z-index="56"><draw:object xlink:href="./Object 95" xlink:type="simple" xlink:show="embed" xlink:actuate="onLoad"/><draw:image xlink:href="./ObjectReplacements/Object 95" xlink:type="simple" xlink:show="embed" xlink:actuate="onLoad"/><svg:desc>formula</svg:desc></draw:frame><text:span text:style-name="T36">la fonction </text:span>définie sur<draw:frame draw:style-name="fr2" draw:name="Object96" text:anchor-type="as-char" svg:y="-0.377cm" svg:width="1.545cm" svg:height="0.482cm" draw:z-index="57"><draw:object xlink:href="./Object 96" xlink:type="simple" xlink:show="embed" xlink:actuate="onLoad"/><draw:image xlink:href="./ObjectReplacements/Object 96" xlink:type="simple" xlink:show="embed" xlink:actuate="onLoad"/><svg:desc>formula</svg:desc></draw:frame>par :<draw:frame draw:style-name="fr2" draw:name="Object97" text:anchor-type="as-char" svg:y="-0.473cm" svg:width="3.895cm" svg:height="0.594cm" draw:z-index="58"><draw:object xlink:href="./Object 97" xlink:type="simple" xlink:show="embed" xlink:actuate="onLoad"/><draw:image xlink:href="./ObjectReplacements/Object 97" xlink:type="simple" xlink:show="embed" xlink:actuate="onLoad"/><svg:desc>formula</svg:desc></draw:frame>.</text:p>
          <text:p text:style-name="P16"><text:span text:style-name="T6">On note</text:span><text:span text:style-name="T6"><draw:frame draw:style-name="fr2" draw:name="Object94" text:anchor-type="as-char" svg:y="-0.377cm" svg:width="0.506cm" svg:height="0.467cm" draw:z-index="55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6">sa courbe représentative dans un repère orthogonal.</text:span></text:p>
          <text:p text:style-name="P30"><text:span text:style-name="T6"/></text:p>
          <text:p text:style-name="P30"><text:span text:style-name="T6">La fonction</text:span><text:span text:style-name="T6"><draw:frame draw:style-name="fr2" draw:name="Object6" text:anchor-type="as-char" svg:y="-0.377cm" svg:width="0.404cm" svg:height="0.467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sur</text:span><text:span text:style-name="T6"><draw:frame draw:style-name="fr2" draw:name="Object60" text:anchor-type="as-char" svg:y="-0.377cm" svg:width="1.526cm" svg:height="0.482cm" draw:z-index="1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6">est :</text:span></text:p>
          <text:p text:style-name="P30"><text:span text:style-name="T6">a) croissante</text:span></text:p>
          <text:p text:style-name="P30"><text:span text:style-name="T6">b) décroissante </text:span></text:p>
          <text:p text:style-name="P25"><text:soft-page-break/><text:span text:style-name="T30"/></text:p>
        </text:list-item>
        <text:list-item>
          <text:p text:style-name="P24"><text:span text:style-name="T30">U</text:span><text:span text:style-name="T31">n logiciel de calcul formel fournit le développement limité, en 0, à l’ordre </text:span><text:span text:style-name="T32">3</text:span><text:span text:style-name="T31"> de</text:span><text:span text:style-name="T31"><draw:frame draw:style-name="fr2" draw:name="Object63" text:anchor-type="as-char" svg:y="-0.377cm" svg:width="0.404cm" svg:height="0.467cm" draw:z-index="2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1"> :</text:span></text:p>
          <text:p text:style-name="P38"/>
          <text:p text:style-name="P42"><text:span text:style-name="T6"><draw:frame draw:style-name="fr2" draw:name="Object61" text:anchor-type="as-char" svg:y="-0.437cm" svg:width="5.969cm" svg:height="0.557cm" draw:z-index="19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6"><text:s text:c="2"/>avec <text:s/></text:span><text:span text:style-name="T6"><draw:frame draw:style-name="fr2" draw:name="Object62" text:anchor-type="as-char" svg:y="-0.386cm" svg:width="2.223cm" svg:height="0.758cm" draw:z-index="20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6">.</text:span></text:p>
          <text:p text:style-name="P42"><text:span text:style-name="T6"/></text:p>
          <text:p text:style-name="P46"><text:span text:style-name="T6">Une équation de </text:span><text:span text:style-name="T7">la tangente</text:span><text:span text:style-name="T7"><draw:frame draw:style-name="fr2" draw:name="Object64" text:anchor-type="as-char" svg:y="-0.377cm" svg:width="0.482cm" svg:height="0.467cm" draw:z-index="2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7">à la courbe</text:span><text:span text:style-name="T7"><draw:frame draw:style-name="fr2" draw:name="Object65" text:anchor-type="as-char" svg:y="-0.377cm" svg:width="0.506cm" svg:height="0.467cm" draw:z-index="2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7">en son point d’abscisse 0 </text:span><text:span text:style-name="T6">est :</text:span></text:p>
          <text:p text:style-name="P46"><text:span text:style-name="T6">a)</text:span><text:span text:style-name="T6"><draw:frame draw:style-name="fr2" draw:name="Object66" text:anchor-type="as-char" svg:y="-0.377cm" svg:width="1.57cm" svg:height="0.467cm" draw:z-index="24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6"><text:span text:style-name="T6">b)</text:span><text:span text:style-name="T6"><draw:frame draw:style-name="fr2" draw:name="Object67" text:anchor-type="as-char" svg:y="-0.377cm" svg:width="1.843cm" svg:height="0.467cm" draw:z-index="2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    <text:p text:style-name="P46"><text:span text:style-name="T6">c)</text:span><text:span text:style-name="T6"><draw:frame draw:style-name="fr2" draw:name="Object68" text:anchor-type="as-char" svg:y="-0.437cm" svg:width="3.985cm" svg:height="0.527cm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
          <text:p text:style-name="P42"><text:span text:style-name="T6"/></text:p>
        </text:list-item>
        <text:list-item>
          <text:p text:style-name="P26"><text:span text:style-name="T30">U</text:span><text:span text:style-name="T31">n logiciel de calcul formel fournit le développement limité, en 0, à l’ordre </text:span><text:span text:style-name="T32">3</text:span><text:span text:style-name="T31"> de</text:span><text:span text:style-name="T31"><draw:frame draw:style-name="fr2" draw:name="Object69" text:anchor-type="as-char" svg:y="-0.377cm" svg:width="0.404cm" svg:height="0.467cm" draw:z-index="2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1"> :</text:span></text:p>
          <text:p text:style-name="P39"/>
          <text:p text:style-name="P43"><text:span text:style-name="T6"><draw:frame draw:style-name="fr2" draw:name="Object7" text:anchor-type="as-char" svg:y="-0.437cm" svg:width="5.969cm" svg:height="0.557cm" draw:z-index="2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<text:s text:c="2"/>avec <text:s/></text:span><text:span text:style-name="T6"><draw:frame draw:style-name="fr2" draw:name="Object8" text:anchor-type="as-char" svg:y="-0.386cm" svg:width="2.223cm" svg:height="0.758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6">.</text:span></text:p>
          <text:p text:style-name="P43"><text:span text:style-name="T6"/></text:p>
          <text:p text:style-name="P44"><text:span text:style-name="T14">L</text:span><text:span text:style-name="T6">a position relative de</text:span><text:span text:style-name="T6"><draw:frame draw:style-name="fr2" draw:name="Object70" text:anchor-type="as-char" svg:y="-0.377cm" svg:width="0.506cm" svg:height="0.467cm" draw:z-index="30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">et</text:span><text:span text:style-name="T6"><draw:frame draw:style-name="fr2" draw:name="Object71" text:anchor-type="as-char" svg:y="-0.377cm" svg:width="0.482cm" svg:height="0.467cm" draw:z-index="31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6">au voisinage d</text:span><text:span text:style-name="T14">u</text:span><text:span text:style-name="T6"> point </text:span><text:span text:style-name="T14">d’abscisse 0, pour</text:span><text:span text:style-name="T14"><draw:frame draw:style-name="fr2" draw:name="Object72" text:anchor-type="as-char" svg:y="-0.377cm" svg:width="0.432cm" svg:height="0.467cm" draw:z-index="3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4">positif est :</text:span></text:p>
          <text:p text:style-name="P46"><text:span text:style-name="T6">a)</text:span><text:span text:style-name="T13"><draw:frame draw:style-name="fr2" draw:name="Object73" text:anchor-type="as-char" svg:y="-0.377cm" svg:width="0.506cm" svg:height="0.467cm" draw:z-index="33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3">e</text:span><text:span text:style-name="T6">st au-dessous de</text:span><text:span text:style-name="T13"><draw:frame draw:style-name="fr2" draw:name="Object74" text:anchor-type="as-char" svg:y="-0.377cm" svg:width="0.482cm" svg:height="0.467cm" draw:z-index="34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    <text:p text:style-name="P32"><text:span text:style-name="T29">b)</text:span><text:span text:style-name="T33"><draw:frame draw:style-name="fr2" draw:name="Object75" text:anchor-type="as-char" svg:y="-0.377cm" svg:width="0.506cm" svg:height="0.467cm" draw:z-index="35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33">e</text:span><text:span text:style-name="T29">s</text:span><text:span text:style-name="T33">t </text:span><text:span text:style-name="T29">au-dessus de</text:span><text:span text:style-name="T33"><draw:frame draw:style-name="fr2" draw:name="Object76" text:anchor-type="as-char" svg:y="-0.377cm" svg:width="0.482cm" svg:height="0.467cm" draw:z-index="36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p>
          <text:p text:style-name="P33"><text:span text:style-name="T33"/></text:p>
        </text:list-item>
        <text:list-item>
          <text:p text:style-name="P19"><text:span text:style-name="T36">Soit</text:span><draw:frame draw:style-name="fr2" draw:name="Object103" text:anchor-type="as-char" svg:y="-0.377cm" svg:width="0.404cm" svg:height="0.467cm" draw:z-index="68"><draw:object xlink:href="./Object 103" xlink:type="simple" xlink:show="embed" xlink:actuate="onLoad"/><draw:image xlink:href="./ObjectReplacements/Object 103" xlink:type="simple" xlink:show="embed" xlink:actuate="onLoad"/><svg:desc>formula</svg:desc></draw:frame><text:span text:style-name="T36">la fonction </text:span>définie sur<draw:frame draw:style-name="fr2" draw:name="Object104" text:anchor-type="as-char" svg:y="-0.377cm" svg:width="1.545cm" svg:height="0.482cm" draw:z-index="69"><draw:object xlink:href="./Object 104" xlink:type="simple" xlink:show="embed" xlink:actuate="onLoad"/><draw:image xlink:href="./ObjectReplacements/Object 104" xlink:type="simple" xlink:show="embed" xlink:actuate="onLoad"/><svg:desc>formula</svg:desc></draw:frame>par :<draw:frame draw:style-name="fr2" draw:name="Object105" text:anchor-type="as-char" svg:y="-0.473cm" svg:width="3.895cm" svg:height="0.594cm" draw:z-index="70"><draw:object xlink:href="./Object 105" xlink:type="simple" xlink:show="embed" xlink:actuate="onLoad"/><draw:image xlink:href="./ObjectReplacements/Object 105" xlink:type="simple" xlink:show="embed" xlink:actuate="onLoad"/><svg:desc>formula</svg:desc></draw:frame>.</text:p>
          <text:p text:style-name="P17"><text:span text:style-name="T35">On note</text:span><text:span text:style-name="T35"><draw:frame draw:style-name="fr2" draw:name="Object102" text:anchor-type="as-char" svg:y="-0.377cm" svg:width="0.506cm" svg:height="0.467cm" draw:z-index="67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35">sa courbe représentative dans un repère orthogonal.</text:span></text:p>
          <text:p text:style-name="P17"><text:span text:style-name="T35"/></text:p>
          <text:p text:style-name="P33"><text:span text:style-name="T29">Une primitive de la fonction</text:span><text:span text:style-name="T29"><draw:frame draw:style-name="fr2" draw:name="Object5" text:anchor-type="as-char" svg:y="-0.377cm" svg:width="0.404cm" svg:height="0.467cm" draw:z-index="6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4">sur</text:span><text:span text:style-name="T34"><draw:frame draw:style-name="fr2" draw:name="Object98" text:anchor-type="as-char" svg:y="-0.377cm" svg:width="1.545cm" svg:height="0.482cm" draw:z-index="63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29">est :</text:span></text:p>
          <text:p text:style-name="P33"><text:span text:style-name="T29">a)</text:span><text:span text:style-name="T29"><draw:frame draw:style-name="fr2" draw:name="Object100" text:anchor-type="as-char" svg:y="-0.473cm" svg:width="3.427cm" svg:height="0.594cm" draw:z-index="65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p>
          <text:p text:style-name="P33"><text:span text:style-name="T29">b)</text:span><text:span text:style-name="T29"><draw:frame draw:style-name="fr2" draw:name="Object101" text:anchor-type="as-char" svg:y="-0.437cm" svg:width="3.126cm" svg:height="0.557cm" draw:z-index="66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p>
          <text:p text:style-name="P33"><text:span text:style-name="T29">c)</text:span><text:span text:style-name="T29"><draw:frame draw:style-name="fr2" draw:name="Object99" text:anchor-type="as-char" svg:y="-0.473cm" svg:width="3.201cm" svg:height="0.594cm" draw:z-index="64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p>
          <text:p text:style-name="P33"><text:span text:style-name="T29"/></text:p>
        </text:list-item>
        <text:list-item>
          <text:p text:style-name="P21"><text:span text:style-name="T14">Soit</text:span><text:span text:style-name="T14"><draw:frame draw:style-name="fr2" draw:name="Object20" text:anchor-type="as-char" svg:y="-0.377cm" svg:width="0.506cm" svg:height="0.467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la fonction définie sur</text:span><text:span text:style-name="T14"><draw:frame draw:style-name="fr2" draw:name="Object21" text:anchor-type="as-char" svg:y="-0.377cm" svg:width="1.545cm" svg:height="0.482cm" draw:z-index="3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4">par :</text:span><text:span text:style-name="T14"><draw:frame draw:style-name="fr2" draw:name="Object77" text:anchor-type="as-char" svg:y="-0.473cm" svg:width="3.201cm" svg:height="0.594cm" draw:z-index="4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4">.</text:span></text:p>
          <text:p text:style-name="P15"><text:span text:style-name="T15"/></text:p>
          <text:p text:style-name="P15"><text:span text:style-name="T6"><draw:frame draw:style-name="fr2" draw:name="Object1" text:anchor-type="as-char" svg:y="-0.386cm" svg:width="1.886cm" svg:height="0.758cm" draw:z-index="5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est égal à :</text:span></text:p>
          <text:p text:style-name="P15"><text:span text:style-name="T6">a</text:span><text:span text:style-name="T10">)</text:span><text:span text:style-name="T10"><draw:frame draw:style-name="fr2" draw:name="Object3" text:anchor-type="as-char" svg:y="-0.245cm" svg:width="0.79cm" svg:height="0.245cm" draw:z-index="6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0"><text:tab/></text:span></text:p>
          <text:p text:style-name="P15"><text:span text:style-name="T10">b)</text:span><text:span text:style-name="T10"><draw:frame draw:style-name="fr2" draw:name="Object4" text:anchor-type="as-char" svg:y="-0.377cm" svg:width="0.411cm" svg:height="0.467cm" draw:z-index="61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<text:p text:style-name="P15"><text:span text:style-name="T10">c)</text:span><text:span text:style-name="T10"><draw:frame draw:style-name="fr3" draw:name="Object24" text:anchor-type="as-char" svg:y="-0.377cm" svg:width="0.422cm" svg:height="0.467cm" draw:z-index="76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</text:list>
      <text:p text:style-name="P35"/>
      <text:list xml:id="list184009886479889" text:continue-numbering="true" text:style-name="L1">
        <text:list-item>
          <text:p text:style-name="P20"><text:span text:style-name="T36">Soit</text:span><draw:frame draw:style-name="fr2" draw:name="Object10" text:anchor-type="as-char" svg:y="-0.377cm" svg:width="0.404cm" svg:height="0.467cm" draw:z-index="72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6">la fonction </text:span>définie sur<draw:frame draw:style-name="fr2" draw:name="Object11" text:anchor-type="as-char" svg:y="-0.377cm" svg:width="1.545cm" svg:height="0.482cm" draw:z-index="73"><draw:object xlink:href="./Object 21" xlink:type="simple" xlink:show="embed" xlink:actuate="onLoad"/><draw:image xlink:href="./ObjectReplacements/Object 21" xlink:type="simple" xlink:show="embed" xlink:actuate="onLoad"/><svg:desc>formula</svg:desc></draw:frame>par :<draw:frame draw:style-name="fr2" draw:name="Object22" text:anchor-type="as-char" svg:y="-0.473cm" svg:width="3.895cm" svg:height="0.594cm" draw:z-index="74"><draw:object xlink:href="./Object 22" xlink:type="simple" xlink:show="embed" xlink:actuate="onLoad"/><draw:image xlink:href="./ObjectReplacements/Object 22" xlink:type="simple" xlink:show="embed" xlink:actuate="onLoad"/><svg:desc>formula</svg:desc></draw:frame>.</text:p>
          <text:p text:style-name="P47"><text:span text:style-name="T11">On note</text:span><text:span text:style-name="T11"><draw:frame draw:style-name="fr2" draw:name="Object9" text:anchor-type="as-char" svg:y="-0.377cm" svg:width="0.506cm" svg:height="0.467cm" draw:z-index="7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sa courbe représentative dans un repère orthogonal.</text:span></text:p>
          <text:p text:style-name="P48"><text:span text:style-name="T13"/></text:p>
          <text:p text:style-name="P48"><text:span text:style-name="T6">L’intégrale</text:span><text:span text:style-name="T6"><draw:frame draw:style-name="fr3" draw:name="Object23" text:anchor-type="as-char" svg:y="-0.743cm" svg:width="2.364cm" svg:height="1.198cm" draw:z-index="75"><draw:object xlink:href="./Object 23" xlink:type="simple" xlink:show="embed" xlink:actuate="onLoad"/><draw:image xlink:href="./ObjectReplacements/Object 23" xlink:type="simple" xlink:show="embed" xlink:actuate="onLoad"/></draw:frame></text:span><text:span text:style-name="T6">arrondie à 10</text:span><text:span text:style-name="T27">-2</text:span><text:span text:style-name="T19"> est :</text:span></text:p>
          <text:p text:style-name="P48"><text:span text:style-name="T19">a) </text:span><text:span text:style-name="T21">0,86</text:span></text:p>
          <text:p text:style-name="P48"><text:span text:style-name="T19">b) </text:span><text:span text:style-name="T21">0,88</text:span></text:p>
          <text:p text:style-name="P48"><text:span text:style-name="T19">c) </text:span><text:span text:style-name="T21">0,87</text:span></text:p>
        </text:list-item>
      </text:list>
      <text:p text:style-name="P41"/>
      <text:p text:style-name="P62"/>
      <text:p text:style-name="P5"/>
      <text:p text:style-name="P6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Ubuntu" svg:font-family="Ubuntu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0bb938" style:font-weight-asian="bold"/>
    </style:style>
    <style:style style:name="MT4" style:family="text">
      <style:text-properties fo:font-weight="bold" officeooo:rsid="002a5739" style:font-weight-asian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text:span text:style-name="MT1"><text:s text:c="4"/></text:span><text:tab/><text:span text:style-name="MT2">Classe : </text:span><text:span text:style-name="MT3">T</text:span><text:span text:style-name="MT4">S1/TOP1</text:span></text:p>
        <text:p text:style-name="MP1"><text:span text:style-name="MT2"><text:tab/>Date : </text:span><text:span text:style-name="MT4">Juin </text:span><text:span text:style-name="MT3">2020</text:span></text:p>
      </style:header>
      <style:footer>
        <text:p text:style-name="MP2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5-19T18:40:09.189543415</dc:date>
    <meta:print-date>2013-10-04T16:12:00</meta:print-date>
    <meta:editing-cycles>44</meta:editing-cycles>
    <meta:editing-duration>PT4H27M16S</meta:editing-duration>
    <meta:generator>LibreOffice/6.0.7.3$Linux_X86_64 LibreOffice_project/00m0$Build-3</meta:generator>
    <meta:document-statistic meta:table-count="0" meta:image-count="1" meta:object-count="75" meta:page-count="2" meta:paragraph-count="64" meta:word-count="263" meta:character-count="1472" meta:non-whitespace-character-count="1261"/>
  </office:meta>
</office:document-meta>
</file>

<file path=Object 1/content.xml><?xml version="1.0" encoding="utf-8"?>
<math xmlns="http://www.w3.org/1998/Math/MathML" display="block">
  <semantics>
    <mi>C</mi>
    <annotation encoding="StarMath 5.0">C</annotation>
  </semantics>
</math>
</file>

<file path=Object 10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0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,25</mn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0,25func e^{-0,125x^2}</annotation>
  </semantics>
</math>
</file>

<file path=Object 10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i mathvariant="normal">e</mi>
            <mrow>
              <mrow>
                <mo stretchy="false">−</mo>
                <mn>0,125</mn>
              </mrow>
              <mi>x</mi>
            </mrow>
          </msup>
        </mrow>
      </mrow>
    </mrow>
    <annotation encoding="StarMath 5.0">F( x ) = 1-func e^{-0,125x}</annotation>
  </semantics>
</math>
</file>

<file path=Object 102/content.xml><?xml version="1.0" encoding="utf-8"?>
<math xmlns="http://www.w3.org/1998/Math/MathML" display="block">
  <semantics>
    <mi>C</mi>
    <annotation encoding="StarMath 5.0">C</annotation>
  </semantics>
</math>
</file>

<file path=Object 103/content.xml><?xml version="1.0" encoding="utf-8"?>
<math xmlns="http://www.w3.org/1998/Math/MathML" display="block">
  <semantics>
    <mi>f</mi>
    <annotation encoding="StarMath 5.0">f</annotation>
  </semantics>
</math>
</file>

<file path=Object 104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1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,0625</mn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'( x ) = 0,0625 ( 2+x )( 2-x)func e^{-0,125x^2} </annotation>
  </semantics>
</math>
</file>

<file path=Object 1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0,0625</mn>
      </mrow>
      <msup>
        <mrow>
          <mo fence="true" stretchy="false">(</mo>
          <mrow>
            <mrow>
              <mn>2</mn>
              <mo stretchy="false">+</mo>
              <mi>x</mi>
            </mrow>
          </mrow>
          <mo fence="true" stretchy="false">)</mo>
        </mrow>
        <mn>2</mn>
      </msup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'( x ) = 0,0625 ( 2+x )^2func e^{-0,125x^2} </annotation>
  </semantics>
</math>
</file>

<file path=Object 14/content.xml><?xml version="1.0" encoding="utf-8"?>
<math xmlns="http://www.w3.org/1998/Math/MathML" display="block">
  <semantics>
    <mrow>
      <mi>f</mi>
      <mi>'</mi>
      <mrow>
        <mo fence="true" stretchy="false">(</mo>
        <mrow>
          <mi>x</mi>
        </mrow>
        <mo fence="true" stretchy="false">)</mo>
      </mrow>
    </mrow>
    <annotation encoding="StarMath 5.0">f'(x)</annotation>
  </semantics>
</math>
</file>

<file path=Object 15/content.xml><?xml version="1.0" encoding="utf-8"?>
<math xmlns="http://www.w3.org/1998/Math/MathML" display="block">
  <semantics>
    <mrow>
      <mrow>
        <mo stretchy="false">]</mo>
        <mo stretchy="false">−</mo>
        <mn>2</mn>
      </mrow>
      <mi>;</mi>
      <mn>2</mn>
      <mo stretchy="false">[</mo>
    </mrow>
    <annotation encoding="StarMath 5.0">\]-2;2\[   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,25</mn>
      </mrow>
      <mrow>
        <mi>x</mi>
        <mo stretchy="false">−</mo>
        <mn>0,03125</mn>
      </mrow>
      <mrow>
        <msup>
          <mi>x</mi>
          <mn>3</mn>
        </msup>
        <mo stretchy="false">+</mo>
        <msup>
          <mi>x</mi>
          <mn>3</mn>
        </msup>
      </mrow>
      <mi>ϵ</mi>
      <mrow>
        <mo fence="true" stretchy="false">(</mo>
        <mrow>
          <mi>x</mi>
        </mrow>
        <mo fence="true" stretchy="false">)</mo>
      </mrow>
    </mrow>
    <annotation encoding="StarMath 5.0">f( x ) = 0,25 x - 0,03125 x^3 + x^3 %epsilon ( x )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ϵ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-&gt;0} %epsilon( x ) = 0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21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23/content.xml><?xml version="1.0" encoding="utf-8"?>
<math xmlns="http://www.w3.org/1998/Math/MathML" display="block">
  <semantics>
    <mrow>
      <mrow>
        <mi>I</mi>
        <mo stretchy="false">=</mo>
        <mrow>
          <munderover>
            <mo stretchy="false">∫</mo>
            <mn>1</mn>
            <mn>6</mn>
          </munderover>
          <mi>f</mi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I= int from{1} to{6} f( x )dx</annotation>
  </semantics>
</math>
</file>

<file path=Object 24/content.xml><?xml version="1.0" encoding="utf-8"?>
<math xmlns="http://www.w3.org/1998/Math/MathML" display="block">
  <semantics>
    <mn>0</mn>
    <annotation encoding="StarMath 5.0">0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4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5/content.xml><?xml version="1.0" encoding="utf-8"?>
<math xmlns="http://www.w3.org/1998/Math/MathML" display="block">
  <semantics>
    <mn>1</mn>
    <annotation encoding="StarMath 5.0">1</annotation>
  </semantics>
</math>
</file>

<file path=Object 55/content.xml><?xml version="1.0" encoding="utf-8"?>
<math xmlns="http://www.w3.org/1998/Math/MathML" display="block">
  <semantics>
    <mi>C</mi>
    <annotation encoding="StarMath 5.0">C</annotation>
  </semantics>
</math>
</file>

<file path=Object 56/content.xml><?xml version="1.0" encoding="utf-8"?>
<math xmlns="http://www.w3.org/1998/Math/MathML" display="block">
  <semantics>
    <mrow>
      <mrow>
        <mi>y</mi>
        <mo stretchy="false">=</mo>
        <mn>0,25</mn>
      </mrow>
      <mi>x</mi>
    </mrow>
    <annotation encoding="StarMath 5.0">y=0,25x</annotation>
  </semantics>
</math>
</file>

<file path=Object 57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8/content.xml><?xml version="1.0" encoding="utf-8"?>
<math xmlns="http://www.w3.org/1998/Math/MathML" display="block">
  <semantics>
    <mrow>
      <mi>x</mi>
      <mo stretchy="false">=</mo>
      <mn>0</mn>
    </mrow>
    <annotation encoding="StarMath 5.0">x=0</annotation>
  </semantics>
</math>
</file>

<file path=Object 5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0,0625</mn>
        </mrow>
      </mrow>
      <mrow>
        <mo fence="true" stretchy="false">(</mo>
        <mrow>
          <mrow>
            <mn>2</mn>
            <mo stretchy="false">+</mo>
            <mi>x</mi>
          </mrow>
        </mrow>
        <mo fence="true" stretchy="false">)</mo>
      </mrow>
      <mrow>
        <mo fence="true" stretchy="false">(</mo>
        <mrow>
          <mrow>
            <mn>2</mn>
            <mo stretchy="false">−</mo>
            <mi>x</mi>
          </mrow>
        </mrow>
        <mo fence="true" stretchy="false">)</mo>
      </mrow>
      <msup>
        <mi mathvariant="normal">e</mi>
        <mrow>
          <mrow>
            <mo stretchy="false">−</mo>
            <mn>0,125</mn>
          </mrow>
          <mi>x</mi>
        </mrow>
      </msup>
    </mrow>
    <annotation encoding="StarMath 5.0">f'( x ) = -0,0625 ( 2+x )( 2-x)func e^{-0,125x} </annotation>
  </semantics>
</math>
</file>

<file path=Object 6/content.xml><?xml version="1.0" encoding="utf-8"?>
<math xmlns="http://www.w3.org/1998/Math/MathML" display="block">
  <semantics>
    <mi>F</mi>
    <annotation encoding="StarMath 5.0">F</annotation>
  </semantics>
</math>
</file>

<file path=Object 60/content.xml><?xml version="1.0" encoding="utf-8"?>
<math xmlns="http://www.w3.org/1998/Math/MathML" display="block">
  <semantics>
    <mrow>
      <mo stretchy="false">]</mo>
      <mn>2</mn>
      <mrow>
        <mi>;</mi>
        <mo stretchy="false">+</mo>
        <mi mathvariant="normal">∞</mi>
      </mrow>
      <mo stretchy="false">[</mo>
    </mrow>
    <annotation encoding="StarMath 5.0">\]2;+infinity\[   </annotation>
  </semantics>
</math>
</file>

<file path=Object 6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,25</mn>
      </mrow>
      <mrow>
        <mi>x</mi>
        <mo stretchy="false">−</mo>
        <mn>0,03125</mn>
      </mrow>
      <mrow>
        <msup>
          <mi>x</mi>
          <mn>3</mn>
        </msup>
        <mo stretchy="false">+</mo>
        <msup>
          <mi>x</mi>
          <mn>3</mn>
        </msup>
      </mrow>
      <mi>ϵ</mi>
      <mrow>
        <mo fence="true" stretchy="false">(</mo>
        <mrow>
          <mi>x</mi>
        </mrow>
        <mo fence="true" stretchy="false">)</mo>
      </mrow>
    </mrow>
    <annotation encoding="StarMath 5.0">f( x ) = 0,25 x - 0,03125 x^3 + x^3 %epsilon ( x )</annotation>
  </semantics>
</math>
</file>

<file path=Object 62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ϵ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lim from{x-&gt;0} %epsilon( x ) = 0</annotation>
  </semantics>
</math>
</file>

<file path=Object 63/content.xml><?xml version="1.0" encoding="utf-8"?>
<math xmlns="http://www.w3.org/1998/Math/MathML" display="block">
  <semantics>
    <mi>f</mi>
    <annotation encoding="StarMath 5.0">f</annotation>
  </semantics>
</math>
</file>

<file path=Object 64/content.xml><?xml version="1.0" encoding="utf-8"?>
<math xmlns="http://www.w3.org/1998/Math/MathML" display="block">
  <semantics>
    <mi>T</mi>
    <annotation encoding="StarMath 5.0">T</annotation>
  </semantics>
</math>
</file>

<file path=Object 65/content.xml><?xml version="1.0" encoding="utf-8"?>
<math xmlns="http://www.w3.org/1998/Math/MathML" display="block">
  <semantics>
    <mi>C</mi>
    <annotation encoding="StarMath 5.0">C</annotation>
  </semantics>
</math>
</file>

<file path=Object 66/content.xml><?xml version="1.0" encoding="utf-8"?>
<math xmlns="http://www.w3.org/1998/Math/MathML" display="block">
  <semantics>
    <mrow>
      <mi>y</mi>
      <mo stretchy="false">=</mo>
      <mn>0,25</mn>
    </mrow>
    <annotation encoding="StarMath 5.0">y=0,25</annotation>
  </semantics>
</math>
</file>

<file path=Object 67/content.xml><?xml version="1.0" encoding="utf-8"?>
<math xmlns="http://www.w3.org/1998/Math/MathML" display="block">
  <semantics>
    <mrow>
      <mrow>
        <mi>y</mi>
        <mo stretchy="false">=</mo>
        <mn>0,25</mn>
      </mrow>
      <mi>x</mi>
    </mrow>
    <annotation encoding="StarMath 5.0">y=0,25x</annotation>
  </semantics>
</math>
</file>

<file path=Object 68/content.xml><?xml version="1.0" encoding="utf-8"?>
<math xmlns="http://www.w3.org/1998/Math/MathML" display="block">
  <semantics>
    <mrow>
      <mrow>
        <mi>y</mi>
        <mo stretchy="false">=</mo>
        <mn>0,25</mn>
      </mrow>
      <mrow>
        <mi>x</mi>
        <mo stretchy="false">−</mo>
        <mn>0,03125</mn>
      </mrow>
      <msup>
        <mi>x</mi>
        <mn>3</mn>
      </msup>
    </mrow>
    <annotation encoding="StarMath 5.0">y=0,25x-0,03125x^3</annotation>
  </semantics>
</math>
</file>

<file path=Object 69/content.xml><?xml version="1.0" encoding="utf-8"?>
<math xmlns="http://www.w3.org/1998/Math/MathML" display="block">
  <semantics>
    <mi>f</mi>
    <annotation encoding="StarMath 5.0">f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i>f</mi>
      </mrow>
      <mrow>
        <mo fence="true" stretchy="false">(</mo>
        <mrow>
          <mi>x</mi>
        </mrow>
        <mo fence="true" stretchy="false">)</mo>
      </mrow>
    </mrow>
    <annotation encoding="StarMath 5.0">lim from{x rightarrow +infinity } f( x ) 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i>T</mi>
    <annotation encoding="StarMath 5.0">T</annotation>
  </semantics>
</math>
</file>

<file path=Object 72/content.xml><?xml version="1.0" encoding="utf-8"?>
<math xmlns="http://www.w3.org/1998/Math/MathML" display="block">
  <semantics>
    <mi>x</mi>
    <annotation encoding="StarMath 5.0">x</annotation>
  </semantics>
</math>
</file>

<file path=Object 73/content.xml><?xml version="1.0" encoding="utf-8"?>
<math xmlns="http://www.w3.org/1998/Math/MathML" display="block">
  <semantics>
    <mi>C</mi>
    <annotation encoding="StarMath 5.0">C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i>C</mi>
    <annotation encoding="StarMath 5.0">C</annotation>
  </semantics>
</math>
</file>

<file path=Object 76/content.xml><?xml version="1.0" encoding="utf-8"?>
<math xmlns="http://www.w3.org/1998/Math/MathML" display="block">
  <semantics>
    <mi>T</mi>
    <annotation encoding="StarMath 5.0">T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i mathvariant="normal">e</mi>
            <mrow>
              <mrow>
                <mo stretchy="false">−</mo>
                <mn>0,125</mn>
              </mrow>
              <msup>
                <mi>x</mi>
                <mn>2</mn>
              </msup>
            </mrow>
          </msup>
        </mrow>
      </mrow>
    </mrow>
    <annotation encoding="StarMath 5.0">F( x ) = 1-func e^{-0,125x^2}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80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i>f</mi>
    <annotation encoding="StarMath 5.0">f</annotation>
  </semantics>
</math>
</file>

<file path=Object 84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86/content.xml><?xml version="1.0" encoding="utf-8"?>
<math xmlns="http://www.w3.org/1998/Math/MathML" display="block">
  <semantics>
    <mi>C</mi>
    <annotation encoding="StarMath 5.0">C</annotation>
  </semantics>
</math>
</file>

<file path=Object 87/content.xml><?xml version="1.0" encoding="utf-8"?>
<math xmlns="http://www.w3.org/1998/Math/MathML" display="block">
  <semantics>
    <mi>f</mi>
    <annotation encoding="StarMath 5.0">f</annotation>
  </semantics>
</math>
</file>

<file path=Object 88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8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/content.xml><?xml version="1.0" encoding="utf-8"?>
<math xmlns="http://www.w3.org/1998/Math/MathML" display="block">
  <semantics>
    <mrow>
      <mo stretchy="false">−</mo>
      <mi mathvariant="normal">∞</mi>
    </mrow>
    <annotation encoding="StarMath 5.0">-infinity</annotation>
  </semantics>
</math>
</file>

<file path=Object 90/content.xml><?xml version="1.0" encoding="utf-8"?>
<math xmlns="http://www.w3.org/1998/Math/MathML" display="block">
  <semantics>
    <mi>C</mi>
    <annotation encoding="StarMath 5.0">C</annotation>
  </semantics>
</math>
</file>

<file path=Object 91/content.xml><?xml version="1.0" encoding="utf-8"?>
<math xmlns="http://www.w3.org/1998/Math/MathML" display="block">
  <semantics>
    <mi>f</mi>
    <annotation encoding="StarMath 5.0">f</annotation>
  </semantics>
</math>
</file>

<file path=Object 92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4/content.xml><?xml version="1.0" encoding="utf-8"?>
<math xmlns="http://www.w3.org/1998/Math/MathML" display="block">
  <semantics>
    <mi>C</mi>
    <annotation encoding="StarMath 5.0">C</annotation>
  </semantics>
</math>
</file>

<file path=Object 95/content.xml><?xml version="1.0" encoding="utf-8"?>
<math xmlns="http://www.w3.org/1998/Math/MathML" display="block">
  <semantics>
    <mi>f</mi>
    <annotation encoding="StarMath 5.0">f</annotation>
  </semantics>
</math>
</file>

<file path=Object 96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0,25</mn>
              <mi>x</mi>
            </mrow>
          </mrow>
          <mo fence="true" stretchy="false">)</mo>
        </mrow>
      </mrow>
      <msup>
        <mi mathvariant="normal">e</mi>
        <mrow>
          <mrow>
            <mo stretchy="false">−</mo>
            <mn>0,125</mn>
          </mrow>
          <msup>
            <mi>x</mi>
            <mn>2</mn>
          </msup>
        </mrow>
      </msup>
    </mrow>
    <annotation encoding="StarMath 5.0">f( x ) = (0,25 x) func e^{-0,125x^2}</annotation>
  </semantics>
</math>
</file>

<file path=Object 98/content.xml><?xml version="1.0" encoding="utf-8"?>
<math xmlns="http://www.w3.org/1998/Math/MathML" display="block">
  <semantics>
    <mrow>
      <mo stretchy="false">[</mo>
      <mn>0</mn>
      <mrow>
        <mi>;</mi>
        <mo stretchy="false">+</mo>
        <mi mathvariant="normal">∞</mi>
      </mrow>
      <mo stretchy="false">[</mo>
    </mrow>
    <annotation encoding="StarMath 5.0">\[0;+ infinity \[ </annotation>
  </semantics>
</math>
</file>

<file path=Object 9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sup>
            <mi mathvariant="normal">e</mi>
            <mrow>
              <mrow>
                <mo stretchy="false">−</mo>
                <mn>0,125</mn>
              </mrow>
              <msup>
                <mi>x</mi>
                <mn>2</mn>
              </msup>
            </mrow>
          </msup>
        </mrow>
      </mrow>
    </mrow>
    <annotation encoding="StarMath 5.0">F( x ) = 1-func e^{-0,125x^2}</annotation>
  </semantics>
</math>
</file>